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6cm" fo:min-width="8.0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275cm" fo:min-width="0.061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.7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7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.7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7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.7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777cm"/>
    </style:style>
    <style:style style:name="gr1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text-properties fo:color="#0066ff" fo:font-family="'Andale Mono'" style:font-pitch="variable" fo:font-size="22pt" fo:letter-spacing="normal" style:font-size-asian="22pt" style:font-size-complex="22pt"/>
    </style:style>
    <style:style style:name="P2" style:family="paragraph">
      <style:text-properties fo:font-family="'Andale Mono'" style:font-pitch="variable" fo:font-size="20pt"/>
    </style:style>
    <style:style style:name="P3" style:family="paragraph">
      <style:paragraph-properties fo:text-align="center"/>
      <style:text-properties fo:font-family="'Andale Mono'" style:font-pitch="variable" fo:font-size="20pt"/>
    </style:style>
    <style:style style:name="P4" style:family="paragraph">
      <style:text-properties fo:color="#0066ff" fo:font-family="'Andale Mono'" style:font-pitch="variable" fo:font-size="20pt"/>
    </style:style>
    <style:style style:name="P5" style:family="paragraph">
      <style:text-properties fo:color="#66ff66" fo:font-family="'Andale Mono'" style:font-pitch="variable" fo:font-size="20pt"/>
    </style:style>
    <style:style style:name="P6" style:family="paragraph">
      <style:text-properties fo:color="#ff3300" fo:font-family="'Andale Mono'" style:font-pitch="variable" fo:font-size="20pt"/>
    </style:style>
    <style:style style:name="P7" style:family="paragraph">
      <style:text-properties fo:color="#00ccff" fo:font-family="'Andale Mono'" style:font-pitch="variable" fo:font-size="20pt"/>
    </style:style>
    <style:style style:name="P8" style:family="paragraph">
      <style:text-properties fo:color="#9900ff" fo:font-family="'Andale Mono'" style:font-pitch="variable" fo:font-size="20pt"/>
    </style:style>
    <style:style style:name="P9" style:family="paragraph">
      <style:paragraph-properties fo:text-align="center"/>
    </style:style>
    <style:style style:name="T1" style:family="text">
      <style:text-properties fo:color="#000000" style:text-position="0% 100%" fo:font-family="'Andale Mono'" style:font-pitch="variable" fo:font-size="22pt" fo:letter-spacing="-0.106cm" style:font-size-asian="22pt" style:font-size-complex="22pt"/>
    </style:style>
    <style:style style:name="T2" style:family="text">
      <style:text-properties fo:color="#000000" style:text-position="-33% 58%" fo:font-family="'Andale Mono'" style:font-pitch="variable" fo:font-size="22pt" fo:letter-spacing="-0.106cm" style:font-size-asian="22pt" style:font-size-complex="22pt"/>
    </style:style>
    <style:style style:name="T3" style:family="text">
      <style:text-properties fo:color="#000000" fo:font-family="'Andale Mono'" style:font-pitch="variable" fo:font-size="22pt" fo:letter-spacing="-0.106cm" style:font-size-asian="22pt" style:font-size-complex="22pt"/>
    </style:style>
    <style:style style:name="T4" style:family="text">
      <style:text-properties fo:color="#0066ff" fo:font-family="'Andale Mono'" style:font-pitch="variable" fo:font-size="22pt" fo:letter-spacing="normal" style:font-size-asian="22pt" style:font-size-complex="22pt"/>
    </style:style>
    <style:style style:name="T5" style:family="text">
      <style:text-properties fo:color="#00ccff" fo:font-family="'Andale Mono'" style:font-pitch="variable" fo:font-size="22pt" fo:letter-spacing="normal" style:font-size-asian="22pt" style:font-size-complex="22pt"/>
    </style:style>
    <style:style style:name="T6" style:family="text">
      <style:text-properties fo:color="#66ff66" fo:font-family="'Andale Mono'" style:font-pitch="variable" fo:font-size="22pt" fo:letter-spacing="normal" style:font-size-asian="22pt" style:font-size-complex="22pt"/>
    </style:style>
    <style:style style:name="T7" style:family="text">
      <style:text-properties fo:color="#9900ff" fo:font-family="'Andale Mono'" style:font-pitch="variable" fo:font-size="22pt" fo:letter-spacing="normal" style:font-size-asian="22pt" style:font-size-complex="22pt"/>
    </style:style>
    <style:style style:name="T8" style:family="text">
      <style:text-properties fo:color="#ff3300" fo:font-family="'Andale Mono'" style:font-pitch="variable" fo:font-size="22pt" fo:letter-spacing="normal" style:font-size-asian="22pt" style:font-size-complex="22pt"/>
    </style:style>
    <style:style style:name="T9" style:family="text">
      <style:text-properties fo:color="#000000" fo:font-family="'Andale Mono'" style:font-pitch="variable" fo:font-size="22pt" fo:letter-spacing="normal" style:font-size-asian="22pt" style:font-size-complex="22pt"/>
    </style:style>
    <style:style style:name="T10" style:family="text">
      <style:text-properties fo:font-family="'Andale Mono'" style:font-pitch="variable" fo:font-size="20pt"/>
    </style:style>
    <style:style style:name="T11" style:family="text">
      <style:text-properties fo:color="#0066ff" fo:font-family="'Andale Mono'" style:font-pitch="variable" fo:font-size="20pt"/>
    </style:style>
    <style:style style:name="T12" style:family="text">
      <style:text-properties fo:color="#66ff66" fo:font-family="'Andale Mono'" style:font-pitch="variable" fo:font-size="20pt"/>
    </style:style>
    <style:style style:name="T13" style:family="text">
      <style:text-properties fo:color="#ff3300" fo:font-family="'Andale Mono'" style:font-pitch="variable" fo:font-size="20pt"/>
    </style:style>
    <style:style style:name="T14" style:family="text">
      <style:text-properties fo:color="#00ccff" fo:font-family="'Andale Mono'" style:font-pitch="variable" fo:font-size="20pt"/>
    </style:style>
    <style:style style:name="T15" style:family="text">
      <style:text-properties fo:color="#9900ff" fo:font-family="'Andale Mono'" style:font-pitch="variable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83cm" svg:height="5.536cm" svg:x="-0.183cm" svg:y="1.6cm">
          <draw:text-box>
            <text:p><text:span text:style-name="T1">s</text:span><text:span text:style-name="T2">1</text:span><text:span text:style-name="T3">: </text:span><text:span text:style-name="T4">A1 </text:span><text:span text:style-name="T5">B1 </text:span><text:span text:style-name="T6">C1 </text:span><text:span text:style-name="T7">D1 </text:span><text:span text:style-name="T8">E1</text:span></text:p>
            <text:p><text:span text:style-name="T1">s</text:span><text:span text:style-name="T2">2</text:span><text:span text:style-name="T3">: </text:span><text:span text:style-name="T4">A1 </text:span><text:span text:style-name="T5">B2 </text:span><text:span text:style-name="T6">C2 </text:span><text:span text:style-name="T7">D2 </text:span><text:span text:style-name="T9">*</text:span></text:p>
            <text:p><text:span text:style-name="T1">s</text:span><text:span text:style-name="T2">3</text:span><text:span text:style-name="T3">: </text:span><text:span text:style-name="T4">A1 </text:span><text:span text:style-name="T5">B2 </text:span><text:span text:style-name="T6">C3 </text:span><text:span text:style-name="T7">D3 </text:span><text:span text:style-name="T9">*</text:span></text:p>
            <text:p><text:span text:style-name="T1">s</text:span><text:span text:style-name="T2">4</text:span><text:span text:style-name="T3">: </text:span><text:span text:style-name="T4">A2 </text:span><text:span text:style-name="T5">B2</text:span><text:span text:style-name="T6"> </text:span><text:span text:style-name="T9">*</text:span><text:span text:style-name="T6"> <text:s/></text:span><text:span text:style-name="T7">D3 </text:span><text:span text:style-name="T9">*</text:span></text:p>
            <text:p><text:span text:style-name="T1">s</text:span><text:span text:style-name="T2">5</text:span><text:span text:style-name="T3">: </text:span><text:span text:style-name="T4">A2 </text:span><text:span text:style-name="T5">B3 </text:span><text:span text:style-name="T6">C4 </text:span><text:span text:style-name="T7">D1 </text:span><text:span text:style-name="T9">*</text:span></text:p>
          </draw:text-box>
        </draw:frame>
        <draw:frame draw:style-name="gr2" draw:text-style-name="P2" draw:layer="layout" svg:width="0.925cm" svg:height="1.043cm" svg:x="15.606cm" svg:y="4.944cm">
          <draw:text-box>
            <text:p><text:span text:style-name="T10">*</text:span></text:p>
          </draw:text-box>
        </draw:frame>
        <draw:custom-shape draw:style-name="gr3" draw:text-style-name="P3" xml:id="id4" draw:id="id4" draw:layer="layout" svg:width="0.939cm" svg:height="0.889cm" svg:x="14.667cm" svg:y="1.15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939cm" svg:height="0.889cm" svg:x="9.841cm" svg:y="4.198cm">
          <text:p text:style-name="P3"><text:span text:style-name="T10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939cm" svg:height="0.889cm" svg:x="11.492cm" svg:y="5.849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939cm" svg:height="0.889cm" svg:x="12.05cm" svg:y="2.16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939cm" svg:height="0.889cm" svg:x="14.717cm" svg:y="2.928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939cm" svg:height="0.889cm" svg:x="17.384cm" svg:y="1.15cm">
          <text:p text:style-name="P3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939cm" svg:height="0.889cm" svg:x="17.461cm" svg:y="2.928cm">
          <text:p text:style-name="P3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939cm" svg:height="0.889cm" svg:x="17.461cm" svg:y="4.96cm">
          <text:p text:style-name="P3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939cm" svg:height="0.889cm" svg:x="13.651cm" svg:y="7.373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939cm" svg:height="0.889cm" svg:x="23.861cm" svg:y="3.293cm">
          <text:p text:style-name="P3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939cm" svg:height="0.889cm" svg:x="21.194cm" svg:y="2.093cm">
          <text:p text:style-name="P3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574cm" svg:height="1.043cm" svg:x="10.222cm" svg:y="2.574cm">
          <draw:text-box>
            <text:p><text:span text:style-name="T11">A1</text:span></text:p>
          </draw:text-box>
        </draw:frame>
        <draw:frame draw:style-name="gr5" draw:text-style-name="P4" draw:layer="layout" svg:width="1.581cm" svg:height="1.113cm" svg:x="10.399cm" svg:y="5.014cm">
          <draw:text-box>
            <text:p><text:span text:style-name="T11">A2</text:span></text:p>
          </draw:text-box>
        </draw:frame>
        <draw:frame draw:style-name="gr6" draw:text-style-name="P5" draw:layer="layout" svg:width="1.404cm" svg:height="1.043cm" svg:x="15.733cm" svg:y="0.569cm">
          <draw:text-box>
            <text:p><text:span text:style-name="T12">C1</text:span></text:p>
          </draw:text-box>
        </draw:frame>
        <draw:frame draw:style-name="gr7" draw:text-style-name="P6" draw:layer="layout" svg:width="1.658cm" svg:height="1.043cm" svg:x="22.21cm" svg:y="2.504cm">
          <draw:text-box>
            <text:p><text:span text:style-name="T13">E1</text:span></text:p>
          </draw:text-box>
        </draw:frame>
        <draw:frame draw:style-name="gr8" draw:text-style-name="P7" draw:layer="layout" svg:width="1.531cm" svg:height="1.835cm" svg:x="12.431cm" svg:y="6.665cm">
          <draw:text-box>
            <text:p><text:span text:style-name="T14">B3</text:span></text:p>
          </draw:text-box>
        </draw:frame>
        <draw:frame draw:style-name="gr9" draw:text-style-name="P7" draw:layer="layout" svg:width="1.531cm" svg:height="1.043cm" svg:x="12.805cm" svg:y="2.928cm">
          <draw:text-box>
            <text:p><text:span text:style-name="T14">B2</text:span></text:p>
          </draw:text-box>
        </draw:frame>
        <draw:frame draw:style-name="gr10" draw:text-style-name="P5" draw:layer="layout" svg:width="1.531cm" svg:height="1.043cm" svg:x="15.726cm" svg:y="2.447cm">
          <draw:text-box>
            <text:p><text:span text:style-name="T12">C2</text:span></text:p>
          </draw:text-box>
        </draw:frame>
        <draw:frame draw:style-name="gr11" draw:text-style-name="P5" draw:layer="layout" svg:width="1.404cm" svg:height="1.419cm" svg:x="15.98cm" svg:y="3.49cm">
          <draw:text-box>
            <text:p><text:span text:style-name="T12">C3</text:span></text:p>
          </draw:text-box>
        </draw:frame>
        <draw:frame draw:style-name="gr12" draw:text-style-name="P8" draw:layer="layout" svg:width="1.404cm" svg:height="1.905cm" svg:x="19.409cm" svg:y="0.95cm">
          <draw:text-box>
            <text:p><text:span text:style-name="T15">D1</text:span></text:p>
          </draw:text-box>
        </draw:frame>
        <draw:frame draw:style-name="gr13" draw:text-style-name="P8" draw:layer="layout" svg:width="1.454cm" svg:height="1.524cm" svg:x="18.527cm" svg:y="2.404cm">
          <draw:text-box>
            <text:p><text:span text:style-name="T15">D2</text:span></text:p>
          </draw:text-box>
        </draw:frame>
        <draw:frame draw:style-name="gr14" draw:text-style-name="P8" draw:layer="layout" svg:width="1.404cm" svg:height="1.397cm" svg:x="19.536cm" svg:y="5.96cm">
          <draw:text-box>
            <text:p><text:span text:style-name="T15">D1</text:span></text:p>
          </draw:text-box>
        </draw:frame>
        <draw:frame draw:style-name="gr15" draw:text-style-name="P8" draw:layer="layout" svg:width="1.404cm" svg:height="1.143cm" svg:x="18.647cm" svg:y="4.436cm">
          <draw:text-box>
            <text:p><text:span text:style-name="T15">D3</text:span></text:p>
          </draw:text-box>
        </draw:frame>
        <draw:frame draw:style-name="gr16" draw:text-style-name="P7" draw:layer="layout" svg:width="1.524cm" svg:height="1.043cm" svg:x="12.685cm" svg:y="4.944cm">
          <draw:text-box>
            <text:p><text:span text:style-name="T14">B2</text:span></text:p>
          </draw:text-box>
        </draw:frame>
        <draw:frame draw:style-name="gr17" draw:text-style-name="P5" draw:layer="layout" svg:width="1.404cm" svg:height="1.673cm" svg:x="15.345cm" svg:y="6.468cm">
          <draw:text-box>
            <text:p><text:span text:style-name="T12">C4</text:span></text:p>
          </draw:text-box>
        </draw:frame>
        <draw:frame draw:style-name="gr18" draw:text-style-name="P7" draw:layer="layout" svg:width="1.658cm" svg:height="1.043cm" svg:x="12.805cm" svg:y="1.277cm">
          <draw:text-box>
            <text:p><text:span text:style-name="T14">B1</text:span></text:p>
          </draw:text-box>
        </draw:frame>
        <draw:custom-shape draw:style-name="gr3" draw:text-style-name="P3" xml:id="id13" draw:id="id13" draw:layer="layout" svg:width="0.939cm" svg:height="0.889cm" svg:x="17.892cm" svg:y="6.595cm">
          <text:p text:style-name="P3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type="curve" svg:x1="10.311cm" svg:y1="4.198cm" svg:x2="12.187cm" svg:y2="2.925cm" draw:start-shape="id1" draw:start-glue-point="4" draw:end-shape="id2" draw:end-glue-point="7" svg:d="M10311 4198c0-859 1876-223 1876-1273">
          <text:p/>
        </draw:connector>
        <draw:connector draw:style-name="gr20" draw:text-style-name="P9" draw:layer="layout" draw:type="curve" svg:x1="10.311cm" svg:y1="5.087cm" svg:x2="11.492cm" svg:y2="6.293cm" draw:start-shape="id1" draw:start-glue-point="8" draw:end-shape="id3" draw:end-glue-point="6" svg:d="M10311 5087c0 804 393 1206 1181 1206">
          <text:p/>
        </draw:connector>
        <draw:connector draw:style-name="gr19" draw:text-style-name="P9" draw:layer="layout" draw:type="curve" svg:x1="12.989cm" svg:y1="2.61cm" svg:x2="14.667cm" svg:y2="1.594cm" draw:start-shape="id2" draw:start-glue-point="10" draw:end-shape="id4" draw:end-glue-point="6" svg:d="M12989 2610c1258 0 420-1016 1678-1016">
          <text:p/>
        </draw:connector>
        <draw:connector draw:style-name="gr19" draw:text-style-name="P9" draw:layer="layout" draw:type="curve" svg:x1="12.989cm" svg:y1="2.61cm" svg:x2="14.717cm" svg:y2="3.372cm" draw:start-shape="id2" draw:start-glue-point="10" draw:end-shape="id5" draw:end-glue-point="6" svg:d="M12989 2610c1296 0 432 762 1728 762">
          <text:p/>
        </draw:connector>
        <draw:connector draw:style-name="gr19" draw:text-style-name="P9" draw:layer="layout" draw:type="curve" svg:x1="15.606cm" svg:y1="1.594cm" svg:x2="17.384cm" svg:y2="1.594cm" draw:start-shape="id4" draw:start-glue-point="10" draw:end-shape="id6" draw:end-glue-point="6" svg:d="M15606 1594h1778">
          <text:p/>
        </draw:connector>
        <draw:connector draw:style-name="gr19" draw:text-style-name="P9" draw:layer="layout" draw:type="curve" svg:x1="18.323cm" svg:y1="1.594cm" svg:x2="21.194cm" svg:y2="2.537cm" draw:start-shape="id6" draw:start-glue-point="10" draw:end-shape="id7" draw:end-glue-point="6" svg:d="M18323 1594c2152 0 717 943 2871 943">
          <text:p/>
        </draw:connector>
        <draw:connector draw:style-name="gr19" draw:text-style-name="P9" draw:layer="layout" draw:type="curve" svg:x1="18.4cm" svg:y1="3.372cm" svg:x2="21.535cm" svg:y2="4.82cm" draw:start-shape="id8" draw:start-glue-point="10" draw:end-shape="id9" draw:end-glue-point="5" svg:d="M18400 3372c2090 0 3135 482 3135 1448">
          <text:p/>
        </draw:connector>
        <draw:connector draw:style-name="gr19" draw:text-style-name="P9" draw:layer="layout" draw:type="curve" svg:x1="18.4cm" svg:y1="5.404cm" svg:x2="21.398cm" svg:y2="5.134cm" draw:start-shape="id10" draw:start-glue-point="10" draw:end-shape="id9" draw:end-glue-point="6" svg:d="M18400 5404c2247 0 748-270 2998-270">
          <text:p/>
        </draw:connector>
        <draw:connector draw:style-name="gr19" draw:text-style-name="P9" draw:layer="layout" draw:type="curve" svg:x1="15.656cm" svg:y1="3.372cm" svg:x2="17.461cm" svg:y2="3.372cm" draw:start-shape="id5" draw:start-glue-point="10" draw:end-shape="id8" draw:end-glue-point="6" svg:d="M15656 3372h1805">
          <text:p/>
        </draw:connector>
        <draw:connector draw:style-name="gr19" draw:text-style-name="P9" draw:layer="layout" draw:type="curve" svg:x1="15.519cm" svg:y1="3.687cm" svg:x2="17.598cm" svg:y2="5.09cm" draw:start-shape="id5" draw:start-glue-point="9" draw:end-shape="id10" draw:end-glue-point="5" svg:d="M15519 3687c0 1050 2079 349 2079 1403">
          <text:p/>
        </draw:connector>
        <draw:connector draw:style-name="gr19" draw:text-style-name="P9" draw:layer="layout" draw:type="curve" svg:x1="12.431cm" svg:y1="6.293cm" svg:x2="14.54cm" svg:y2="5.769cm" draw:start-shape="id3" draw:start-glue-point="10" draw:end-shape="id11" draw:end-glue-point="6" svg:d="M12431 6293c1581 0 527-524 2109-524">
          <text:p/>
        </draw:connector>
        <draw:connector draw:style-name="gr19" draw:text-style-name="P9" draw:layer="layout" draw:type="curve" svg:x1="11.962cm" svg:y1="6.738cm" svg:x2="13.651cm" svg:y2="7.817cm" draw:start-shape="id3" draw:start-glue-point="8" draw:end-shape="id12" draw:end-glue-point="6" svg:d="M11962 6738c0 720 563 1079 1689 1079">
          <text:p/>
        </draw:connector>
        <draw:connector draw:style-name="gr19" draw:text-style-name="P9" draw:layer="layout" draw:type="curve" svg:x1="14.59cm" svg:y1="7.817cm" svg:x2="17.892cm" svg:y2="7.039cm" draw:start-shape="id12" draw:start-glue-point="10" draw:end-shape="id13" draw:end-glue-point="6" svg:d="M14590 7817c2476 0 826-778 3302-778">
          <text:p/>
        </draw:connector>
        <draw:connector draw:style-name="gr19" draw:text-style-name="P9" draw:layer="layout" draw:type="curve" svg:x1="18.831cm" svg:y1="7.039cm" svg:x2="21.868cm" svg:y2="5.579cm" draw:start-shape="id13" draw:start-glue-point="10" draw:end-shape="id9" draw:end-glue-point="8" svg:d="M18831 7039c2025 0 3037-486 3037-1460">
          <text:p/>
        </draw:connector>
        <draw:custom-shape draw:style-name="gr3" draw:text-style-name="P3" xml:id="id11" draw:id="id11" draw:layer="layout" svg:width="0.939cm" svg:height="0.889cm" svg:x="14.54cm" svg:y="5.325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type="curve" svg:x1="15.479cm" svg:y1="5.769cm" svg:x2="17.461cm" svg:y2="5.404cm" draw:start-shape="id11" draw:start-glue-point="10" draw:end-shape="id10" draw:end-glue-point="6" svg:d="M15479 5769c1485 0 494-365 1982-365">
          <text:p/>
        </draw:connector>
        <draw:custom-shape draw:style-name="gr3" draw:text-style-name="P3" xml:id="id9" draw:id="id9" draw:layer="layout" svg:width="0.939cm" svg:height="0.889cm" svg:x="21.398cm" svg:y="4.69cm">
          <text:p text:style-name="P3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type="curve" svg:x1="22.337cm" svg:y1="5.134cm" svg:x2="23.998cm" svg:y2="4.052cm" draw:start-shape="id9" draw:start-glue-point="10" draw:end-shape="id14" draw:end-glue-point="7" svg:d="M22337 5134c1108 0 1661-360 1661-1082">
          <text:p/>
        </draw:connector>
        <draw:frame draw:style-name="gr2" draw:text-style-name="P2" draw:layer="layout" svg:width="0.925cm" svg:height="1.043cm" svg:x="22.301cm" svg:y="4.282cm">
          <draw:text-box>
            <text:p><text:span text:style-name="T10">*</text:span></text:p>
          </draw:text-box>
        </draw:frame>
        <draw:connector draw:style-name="gr19" draw:text-style-name="P9" draw:layer="layout" draw:type="curve" svg:x1="21.996cm" svg:y1="2.852cm" svg:x2="23.861cm" svg:y2="3.737cm" draw:start-shape="id7" draw:start-glue-point="9" draw:end-shape="id14" draw:end-glue-point="6" svg:d="M21996 2852c0 590 621 885 1865 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dim Nazarov</meta:initial-creator>
    <meta:creation-date>2017-10-15T20:47:38</meta:creation-date>
    <dc:date>2017-10-15T21:08:17</dc:date>
    <dc:creator>Vadim Nazarov</dc:creator>
    <meta:editing-duration>PT20M40S</meta:editing-duration>
    <meta:editing-cycles>2</meta:editing-cycles>
    <meta:generator>OpenOffice/4.1.3$Unix OpenOffice.org_project/413m1$Build-9783</meta:generator>
    <meta:document-statistic meta:object-count="49"/>
  </office:meta>
</office:document-meta>
</file>